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fafba" officeooo:paragraph-rsid="000fafba"/>
    </style:style>
    <style:style style:name="P2" style:family="paragraph" style:parent-style-name="Standard">
      <style:text-properties officeooo:rsid="00102fde" officeooo:paragraph-rsid="00102fde"/>
    </style:style>
    <style:style style:name="P3" style:family="paragraph" style:parent-style-name="Standard">
      <style:text-properties officeooo:rsid="00135a7d" officeooo:paragraph-rsid="00142861"/>
    </style:style>
    <style:style style:name="P4" style:family="paragraph" style:parent-style-name="Standard">
      <style:text-properties officeooo:rsid="00135a7d" officeooo:paragraph-rsid="00171547"/>
    </style:style>
    <style:style style:name="P5" style:family="paragraph" style:parent-style-name="Standard">
      <style:text-properties officeooo:rsid="00135a7d" officeooo:paragraph-rsid="001a67f2"/>
    </style:style>
    <style:style style:name="P6" style:family="paragraph" style:parent-style-name="Standard">
      <style:text-properties officeooo:rsid="00135a7d" officeooo:paragraph-rsid="001b80e9"/>
    </style:style>
    <style:style style:name="P7" style:family="paragraph" style:parent-style-name="Standard">
      <style:text-properties officeooo:rsid="00135a7d" officeooo:paragraph-rsid="001ec28b"/>
    </style:style>
    <style:style style:name="P8" style:family="paragraph" style:parent-style-name="Standard">
      <style:text-properties officeooo:rsid="001b80e9" officeooo:paragraph-rsid="001b80e9"/>
    </style:style>
    <style:style style:name="P9" style:family="paragraph" style:parent-style-name="Standard">
      <style:text-properties fo:font-weight="normal" officeooo:rsid="00135a7d" officeooo:paragraph-rsid="001c5452" style:font-weight-asian="normal" style:font-weight-complex="normal"/>
    </style:style>
    <style:style style:name="P10" style:family="paragraph" style:parent-style-name="Standard">
      <style:text-properties fo:font-weight="normal" officeooo:rsid="001c5452" officeooo:paragraph-rsid="001c5452" style:font-weight-asian="normal" style:font-weight-complex="normal"/>
    </style:style>
    <style:style style:name="P11" style:family="paragraph" style:parent-style-name="Standard">
      <style:text-properties fo:font-weight="bold" officeooo:rsid="00171547" officeooo:paragraph-rsid="001ec28b" style:font-weight-asian="bold" style:font-weight-complex="bold"/>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1"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2" style:family="paragraph" style:parent-style-name="Text_20_body">
      <style:text-properties fo:font-variant="normal" fo:text-transform="none" fo:color="#29303b" style:font-name="open sans" fo:font-size="10pt" fo:letter-spacing="normal" fo:font-style="normal" fo:font-weight="normal" officeooo:rsid="002c674b" officeooo:paragraph-rsid="002c674b" style:font-size-asian="10pt" style:font-size-complex="10pt"/>
    </style:style>
    <style:style style:name="P23" style:family="paragraph" style:parent-style-name="Standard" style:list-style-name="L1">
      <style:text-properties officeooo:rsid="00135a7d" officeooo:paragraph-rsid="00135a7d"/>
    </style:style>
    <style:style style:name="P24" style:family="paragraph" style:parent-style-name="Standard" style:list-style-name="L1">
      <style:text-properties officeooo:rsid="00135a7d" officeooo:paragraph-rsid="00142861"/>
    </style:style>
    <style:style style:name="P25" style:family="paragraph" style:parent-style-name="Standard" style:list-style-name="L1">
      <style:text-properties fo:font-weight="bold" officeooo:rsid="001c5452" officeooo:paragraph-rsid="001c5452" style:font-weight-asian="bold" style:font-weight-complex="bold"/>
    </style:style>
    <style:style style:name="P26" style:family="paragraph" style:parent-style-name="Standard" style:list-style-name="L1">
      <style:text-properties officeooo:rsid="00142861" officeooo:paragraph-rsid="00142861"/>
    </style:style>
    <style:style style:name="P27" style:family="paragraph" style:parent-style-name="Standard" style:list-style-name="L1">
      <style:text-properties officeooo:rsid="00205474" officeooo:paragraph-rsid="00205474"/>
    </style:style>
    <style:style style:name="P28" style:family="paragraph" style:parent-style-name="Standard" style:list-style-name="L2">
      <style:text-properties officeooo:rsid="000fafba" officeooo:paragraph-rsid="000fafba"/>
    </style:style>
    <style:style style:name="P29" style:family="paragraph" style:parent-style-name="Standard" style:list-style-name="L2">
      <style:text-properties officeooo:rsid="0010298b" officeooo:paragraph-rsid="000fafba"/>
    </style:style>
    <style:style style:name="P30" style:family="paragraph" style:parent-style-name="Standard" style:list-style-name="L2">
      <style:text-properties officeooo:rsid="0010298b" officeooo:paragraph-rsid="0010298b"/>
    </style:style>
    <style:style style:name="P31" style:family="paragraph" style:parent-style-name="Standard" style:list-style-name="L2">
      <style:text-properties officeooo:rsid="00102fde" officeooo:paragraph-rsid="00102fde"/>
    </style:style>
    <style:style style:name="P32" style:family="paragraph" style:parent-style-name="Standard" style:list-style-name="L3">
      <style:text-properties officeooo:rsid="0010705f" officeooo:paragraph-rsid="0010705f"/>
    </style:style>
    <style:style style:name="P33" style:family="paragraph" style:parent-style-name="Standard" style:list-style-name="L4">
      <style:text-properties officeooo:rsid="00247330" officeooo:paragraph-rsid="00247330"/>
    </style:style>
    <style:style style:name="P34" style:family="paragraph" style:parent-style-name="Standard" style:list-style-name="L4">
      <style:text-properties officeooo:rsid="0026711f" officeooo:paragraph-rsid="0026711f"/>
    </style:style>
    <style:style style:name="P35" style:family="paragraph" style:parent-style-name="Standard" style:list-style-name="L5">
      <style:text-properties style:font-name="Cantarell" fo:font-size="10pt" officeooo:rsid="002ab78f" officeooo:paragraph-rsid="002ab78f" style:font-size-asian="10pt" style:font-size-complex="10pt"/>
    </style:style>
    <style:style style:name="P36" style:family="paragraph" style:parent-style-name="Heading_20_3">
      <style:text-properties officeooo:paragraph-rsid="001fa573"/>
    </style:style>
    <style:style style:name="P37"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officeooo:rsid="00142861" style:font-weight-asian="bold" style:font-weight-complex="bold"/>
    </style:style>
    <style:style style:name="T13" style:family="text">
      <style:text-properties fo:font-weight="bold" officeooo:rsid="001c5452" style:font-weight-asian="bold" style:font-weight-complex="bold"/>
    </style:style>
    <style:style style:name="T14" style:family="text">
      <style:text-properties fo:font-weight="normal" officeooo:rsid="001c5452" style:font-weight-asian="normal" style:font-weight-complex="normal"/>
    </style:style>
    <style:style style:name="T15" style:family="text">
      <style:text-properties officeooo:rsid="001d9d30"/>
    </style:style>
    <style:style style:name="T16" style:family="text">
      <style:text-properties officeooo:rsid="001fa573"/>
    </style:style>
    <style:style style:name="T17" style:family="text">
      <style:text-properties fo:font-variant="normal" fo:text-transform="none" fo:color="#29303b" style:font-name="open sans" fo:font-size="11.25pt" fo:letter-spacing="normal" fo:font-style="normal" fo:font-weight="normal"/>
    </style:style>
    <style:style style:name="T18" style:family="text">
      <style:text-properties officeooo:rsid="00282fe4"/>
    </style:style>
    <style:style style:name="T19" style:family="text">
      <style:text-properties officeooo:rsid="002e1ff4"/>
    </style:style>
    <style:style style:name="T20" style:family="text">
      <style:text-properties officeooo:rsid="002f7aec"/>
    </style:style>
    <style:style style:name="T21" style:family="text">
      <style:text-properties officeooo:rsid="003093a5"/>
    </style:style>
    <style:style style:name="T22" style:family="text">
      <style:text-properties officeooo:rsid="0030d140"/>
    </style:style>
    <style:style style:name="T23" style:family="text">
      <style:text-properties officeooo:rsid="003118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36" text:outline-level="3"><text:span text:style-name="T16">Notes from udemy course: </text:span><text:span text:style-name="T17">Multithreading, Concurrency &amp; Parallel programming in Java, with strong emphasis on high performance</text:span></text:h>
      <text:p text:style-name="P22"><text:span text:style-name="T19">Saved examples and stuff</text:span>: /home/piotr/Documents/Java/JavaMultiThreadingCourseUdemy</text:p>
      <text:h text:style-name="Heading_20_3" text:outline-level="3"/>
      <text:h text:style-name="Heading_20_3" text:outline-level="3">Thread creation:</text:h>
      <text:list xml:id="list3589211048" text:style-name="L1">
        <text:list-item>
          <text:p text:style-name="P23"><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p text:style-name="P25">Anonymous inner class</text:p>
          <text:p text:style-name="P24">Thread thread = new Thread(<text:span text:style-name="T5">new Runnable(){</text:span></text:p>
          <text:list>
            <text:list-header>
              <text:p text:style-name="P26">public void run() {</text:p>
              <text:list>
                <text:list-header>
                  <text:p text:style-name="P24">// <text:span text:style-name="T5">Code which will run in the thread</text:span></text:p>
                  <text:p text:style-name="P26">}</text:p>
                </text:list-header>
              </text:list>
              <text:p text:style-name="P24"><text:span text:style-name="T5">}</text:span>);</text:p>
            </text:list-header>
          </text:list>
        </text:list-item>
      </text:list>
      <text:p text:style-name="P3"/>
      <text:p text:style-name="P3"><text:tab/><text:span text:style-name="T12">Lambda</text:span><text:span text:style-name="T5">:</text:span></text:p>
      <text:list xml:id="list223844868344308" text:continue-numbering="true" text:style-name="L1">
        <text:list-header>
          <text:p text:style-name="P24">Thread thread = new Thread(<text:span text:style-name="T5">() → {</text:span></text:p>
          <text:list text:continue-numbering="true">
            <text:list-header>
              <text:p text:style-name="P26">public void run() {</text:p>
              <text:list>
                <text:list-header>
                  <text:p text:style-name="P24">// <text:span text:style-name="T5">Code which will run in the thread</text:span></text:p>
                  <text:p text:style-name="P27">}</text:p>
                </text:list-header>
              </text:list>
              <text:p text:style-name="P24"><text:span text:style-name="T5">}</text:span>);</text:p>
            </text:list-header>
          </text:list>
        </text:list-header>
      </text:list>
      <text:p text:style-name="P3"/>
      <text:p text:style-name="P3"><text:tab/>Start<text:span text:style-name="T6"> Thread: thread.start();</text:span></text:p>
      <text:p text:style-name="P11"><text:tab/>Thread methods:</text:p>
      <text:p text:style-name="P7"><text:tab/><text:tab/><text:span text:style-name="T7">Thread.currentThread() - get thread object</text:span></text:p>
      <text:p text:style-name="P7"><text:tab/><text:tab/><text:span text:style-name="T7">Thread.currentThread().getName() - name</text:span></text:p>
      <text:p text:style-name="P7"><text:tab/><text:tab/> <text:span text:style-name="T7">Thread.sleep(millis: 1000) - sleep – not spinning on CPU but instructs OS not to </text:span></text:p>
      <text:p text:style-name="P12"><text:tab/><text:tab/>schedule it for given time.</text:p>
      <text:p text:style-name="P7"><text:tab/><text:tab/><text:span text:style-name="T8">thread.setName <text:s/>- set thread name </text:span></text:p>
      <text:p text:style-name="P7"><text:tab/><text:tab/><text:span text:style-name="T8">thread.setPriority(Thread.MAX_PRIORITY) – set priority - takes param of type int – <text:tab/><text:tab/>1-10 or use predefined.</text:span></text:p>
      <text:p text:style-name="P13"><text:tab/><text:tab/>Thread.getCurrentThread().getPriority() - get priority </text:p>
      <text:p text:style-name="P3"/>
      <text:p text:style-name="P3"><text:tab/><text:span text:style-name="T13">Inheritance:</text:span></text:p>
      <text:p text:style-name="P3"><text:span text:style-name="T13"><text:tab/></text:span><text:span text:style-name="T14">class NewThread extends Thread {</text:span></text:p>
      <text:p text:style-name="P10"><text:tab/><text:tab/>public void run() {</text:p>
      <text:p text:style-name="P9"><text:tab/><text:tab/><text:tab/>// <text:span text:style-name="T11">Thread work</text:span></text:p>
      <text:p text:style-name="P9"><text:tab/><text:tab/><text:tab/>// <text:span text:style-name="T15">Direct access to thread methods with this:</text:span></text:p>
      <text:p text:style-name="P9"><text:tab/><text:tab/><text:tab/><text:span text:style-name="T15">this.getName()</text:span></text:p>
      <text:p text:style-name="P9"><text:tab/><text:tab/><text:tab/><text:span text:style-name="T15">this.setPriority() </text:span></text:p>
      <text:p text:style-name="P10"><text:tab/><text:tab/>}<text:tab/></text:p>
      <text:p text:style-name="P10"><text:tab/>}</text:p>
      <text:p text:style-name="P10"><text:tab/></text:p>
      <text:p text:style-name="P3"/>
      <text:h text:style-name="Heading_20_3" text:outline-level="3"><text:soft-page-break/>Debugging</text:h>
      <text:p text:style-name="P5"><text:s/><text:span text:style-name="T9">If unhanded exception is thrown inside thread it will terminate it. To be able to log some more data or clean resources we can define uncaught exception handler:</text:span></text:p>
      <text:p text:style-name="P14">thread.setUncaughtExceptionHandler(new Thread.UncaughtExceptionHandler(){</text:p>
      <text:p text:style-name="P8"><text:tab/>public void u<text:span text:style-name="T9">ncaughtException</text:span>(Thread t, Throwable e) {</text:p>
      <text:p text:style-name="P8"><text:tab/><text:tab/>// clean up and log data about the exception</text:p>
      <text:p text:style-name="P8"><text:tab/>}</text:p>
      <text:p text:style-name="P6"/>
      <text:p text:style-name="P6"><text:span text:style-name="T10">}); </text:span><text:tab/><text:tab/></text:p>
      <text:p text:style-name="P4"><text:tab/><text:tab/></text:p>
      <text:p text:style-name="P1"/>
      <text:h text:style-name="Heading_20_3" text:outline-level="3">Thread termination:</text:h>
      <text:p text:style-name="P1">- Consumes resources – if thread done its work we want to terminate it to release resources.</text:p>
      <text:p text:style-name="P1">- If it is misbehaving</text:p>
      <text:p text:style-name="P1">- <text:s/>The application will not stop as long as at least one thread is still running. Need to stop all threads before closing the application.</text:p>
      <text:p text:style-name="P1"/>
      <text:p text:style-name="P1"><text:s/>Termination:</text:p>
      <text:list xml:id="list458273466" text:style-name="L2">
        <text:list-item>
          <text:p text:style-name="P28">thread.interrupt()</text:p>
          <text:list>
            <text:list-item>
              <text:p text:style-name="P29">thread is executing a method that throws InterruptedException</text:p>
            </text:list-item>
            <text:list-item>
              <text:p text:style-name="P30">the threads code is handling the interrupted signal explicitly – <text:span text:style-name="T1">inside a long running code like a loop we need to define if statement which <text:s/>checks if thread is interrupted:</text:span></text:p>
            </text:list-item>
            <text:list-item>
              <text:p text:style-name="P31">if(Thread.currentThread().isInterrupted()){</text:p>
            </text:list-item>
          </text:list>
        </text:list-item>
      </text:list>
      <text:p text:style-name="P2"><text:tab/><text:tab/><text:tab/>return;</text:p>
      <text:p text:style-name="P2"><text:tab/><text:tab/>}</text:p>
      <text:list xml:id="list2913601710" text:style-name="L3">
        <text:list-item>
          <text:p text:style-name="P32">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32">Background tasks - Example: File saving thread in text editor – saves every so often our work in background.</text:p>
            </text:list-item>
            <text:list-item>
              <text:p text:style-name="P32">Code we do not have control of like 3<text:span text:style-name="T2">rd</text:span> party library, and we do not want it to block our app from terminating.</text:p>
            </text:list-item>
          </text:list>
        </text:list-item>
      </text:list>
      <text:p text:style-name="P1"/>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Joining threads:</text:h>
      <text:p text:style-name="P15">When 2 or more threads are running at the same time they are completely independent and we cannot know if thread <text:s/>1 or thread 2 will finish first, will they run concurrent or in parallel or one after the other we cann<text:span text:style-name="T22">o</text:span>t know that. </text:p>
      <text:p text:style-name="P1"/>
      <text:p text:style-name="P15">Concurrent:</text:p>
      <text:p text:style-name="P1"><draw:custom-shape text:anchor-type="paragraph" draw:z-index="0" draw:name="Shape1" draw:style-name="gr1" draw:text-style-name="P37"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37"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37" svg:width="2.805cm" svg:height="0.636cm" svg:x="6.706cm" svg:y="0.247cm"><text:p>Thread 1</text:p><draw:enhanced-geometry svg:viewBox="0 0 21600 21600" draw:type="rectangle" draw:enhanced-path="M 0 0 L 21600 0 21600 21600 0 21600 0 0 Z N"/></draw:custom-shape></text:p>
      <text:p text:style-name="P1"/>
      <text:p text:style-name="P1"/>
      <text:p text:style-name="P15">Parallel:</text:p>
      <text:p text:style-name="P15"><draw:custom-shape text:anchor-type="paragraph" draw:z-index="3" draw:name="Shape1" draw:style-name="gr1" draw:text-style-name="P37"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2" draw:text-style-name="P37"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If thread 2 depends on <text:s/>input from thread 1 then we need to coordinate them:</text:p>
      <text:list xml:id="list4073933073" text:style-name="L4">
        <text:list-item>
          <text:p text:style-name="P33">Busy wait: thread 2 runs in a loop <text:s/>and keeps checking if thread 1 result is ready:</text:p>
          <text:p text:style-name="P33">void waitForThread1(){</text:p>
          <text:list>
            <text:list-header>
              <text:p text:style-name="P33">while(! Thread1.isFinished())</text:p>
            </text:list-header>
          </text:list>
        </text:list-item>
      </text:list>
      <text:p text:style-name="P17"><text:tab/><text:tab/>//burn CPU cycles</text:p>
      <text:p text:style-name="P17"><text:tab/>}</text:p>
      <text:p text:style-name="P17"/>
      <text:list xml:id="list223843930757278" text:continue-numbering="true" text:style-name="L4">
        <text:list-header>
          <text:p text:style-name="P33">That will waist CPU cycles and <text:span text:style-name="T23">especially</text:span> in single CPU machine it will be very <text:span text:style-name="T23">inefficient</text:span> because the bust wait will take CPU from the thread on which it is waiting, slowing it down.</text:p>
        </text:list-header>
        <text:list-item>
          <text:p text:style-name="P34">W<text:span text:style-name="T21">h</text:span>at we want i<text:span text:style-name="T23">s</text:span> for threa<text:span text:style-name="T23">d</text:span> 2 to sleep and get out of the way so that thread 1 can finish as quick as possible.</text:p>
          <text:list>
            <text:list-item>
              <text:p text:style-name="P34">Join: </text:p>
              <text:list>
                <text:list-item>
                  <text:p text:style-name="P34">public final void join()</text:p>
                </text:list-item>
                <text:list-item>
                  <text:p text:style-name="P34">public final void join(long <text:span text:style-name="T23">m</text:span>illis, int nanos)</text:p>
                </text:list-item>
                <text:list-item>
                  <text:p text:style-name="P34">public final void join(long millis)</text:p>
                </text:list-item>
              </text:list>
            </text:list-item>
          </text:list>
        </text:list-item>
      </text:list>
      <text:p text:style-name="P18"/>
      <text:p text:style-name="P18"/>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
      <text:p text:style-name="P21"><text:soft-page-break/>/*After starting threads and before checking in main thread if <text:span text:style-name="T21">each</text:span> thread finished</text:p>
      <text:p text:style-name="P21">we need to run join method on each one. Join method will only return when a thread has finished. </text:p>
      <text:p text:style-name="P21"><text:span text:style-name="T23">If </text:span>we did not do it, we would have a race condition scenario where the FactorialThreads are racing with main thread</text:p>
      <text:p text:style-name="P21">If main thread finishes faster than some FactorialThreads then we will not have the result ready.</text:p>
      <text:p text:style-name="P20"><text:s text:c="8"/>for (Thread thread : threads) {</text:p>
      <text:p text:style-name="P20"><text:s text:c="12"/>thread.join(2000); //→<text:span text:style-name="T18"> 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span></text:p>
      <text:p text:style-name="P20"><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 text:c="16"/>System.out.println("The calculation for " + inputNumbers.get(i) + " is still in progress");</text:p>
      <text:p text:style-name="P19"><text:s text:c="12"/>}</text:p>
      <text:p text:style-name="P19"><text:s text:c="8"/>}</text:p>
      <text:p text:style-name="P19"><text:s text:c="4"/>}</text:p>
      <text:p text:style-name="P19"/>
      <text:list xml:id="list3209081719" text:style-name="L5">
        <text:list-item>
          <text:p text:style-name="P35">Do not rely on the order of execution</text:p>
        </text:list-item>
        <text:list-item>
          <text:p text:style-name="P35">Always use <text:span text:style-name="T20">thread</text:span> coordination</text:p>
        </text:list-item>
        <text:list-item>
          <text:p text:style-name="P35">Threads may take <text:span text:style-name="T20">unreasonable</text:span> long time. Always use Thread.join(…) with time limit</text:p>
        </text:list-item>
        <text:list-item>
          <text:p text:style-name="P35">Stop long running thread if we joined based on <text:span text:style-name="T20">time-ou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19-07-10T22:38:43.462873978</dc:date>
    <meta:editing-duration>PT4H28M8S</meta:editing-duration>
    <meta:editing-cycles>30</meta:editing-cycles>
    <meta:generator>LibreOffice/6.2.4.2.0$Linux_X86_64 LibreOffice_project/20$Build-2</meta:generator>
    <meta:document-statistic meta:table-count="0" meta:image-count="0" meta:object-count="0" meta:page-count="4" meta:paragraph-count="109" meta:word-count="877" meta:character-count="5725" meta:non-whitespace-character-count="4684"/>
  </office:meta>
</office:document-meta>
</file>